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024fc3" officeooo:paragraph-rsid="00024fc3" style:font-weight-asian="bold" style:font-weight-complex="bold"/>
    </style:style>
    <style:style style:name="P2" style:family="paragraph" style:parent-style-name="Standard">
      <style:text-properties officeooo:paragraph-rsid="0001ab39"/>
    </style:style>
    <style:style style:name="P3" style:family="paragraph" style:parent-style-name="Standard">
      <style:text-properties style:font-name="Liberation Sans" officeooo:paragraph-rsid="0001ab39"/>
    </style:style>
    <style:style style:name="P4" style:family="paragraph" style:parent-style-name="Standard">
      <style:text-properties officeooo:paragraph-rsid="00024fc3"/>
    </style:style>
    <style:style style:name="P5" style:family="paragraph" style:parent-style-name="Standard">
      <style:text-properties style:font-name="Liberation Sans" officeooo:paragraph-rsid="00024fc3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weight="bold" officeooo:rsid="00024fc3" officeooo:paragraph-rsid="00026ea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weight="normal" officeooo:rsid="00024fc3" officeooo:paragraph-rsid="00026ea4" style:font-weight-asian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/>
    </style:style>
    <style:style style:name="T3" style:family="text">
      <style:text-properties style:font-name="Liberation Sans" officeooo:rsid="0001ab39"/>
    </style:style>
    <style:style style:name="T4" style:family="text">
      <style:text-properties style:font-name="Liberation Sans" fo:font-weight="bold" style:font-weight-asian="bold" style:font-weight-complex="bold"/>
    </style:style>
    <style:style style:name="T5" style:family="text">
      <style:text-properties style:font-name="Liberation Sans" officeooo:rsid="00024fc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 SCANNER</text:p>
      <text:p text:style-name="P1"/>
      <text:p text:style-name="P2"><text:span text:style-name="T1">Lo script implementa un tool di </text:span><text:span text:style-name="T2">network discovery</text:span><text:span text:style-name="T1"> e </text:span><text:span text:style-name="T2">vulnerability probing</text:span><text:span text:style-name="T1"> strutturato in due fasi sequenziali. Inizialmente, il software sfrutta il modulo </text:span><text:span text:style-name="Source_20_Text"><text:span text:style-name="T1">subprocess</text:span></text:span><text:span text:style-name="T1"> per eseguire una verifica di raggiungibilità tramite protocollo </text:span><text:span text:style-name="T2">ICMP (Ping)</text:span><text:span text:style-name="T1">, validando lo stato "up" dell'host target </text:span><text:span text:style-name="T3">assicurandoci che la macchina che cerchiamo di contattare sia online</text:span><text:span text:style-name="T1">.</text:span></text:p>
      <text:p text:style-name="P3"/>
      <text:p text:style-name="P2"><text:span text:style-name="T1">Superata la fase di discovery, lo script esegue una scansione </text:span><text:span text:style-name="T2">TCP Connect</text:span><text:span text:style-name="T1"> iterativa utilizzando la libreria </text:span><text:span text:style-name="Source_20_Text"><text:span text:style-name="T1">socket</text:span></text:span><text:span text:style-name="T1">: attraverso il metodo </text:span><text:span text:style-name="Source_20_Text"><text:span text:style-name="T4">connect_ex()</text:span></text:span><text:span text:style-name="T1">, viene tentato l'</text:span><text:span text:style-name="T2">handshake</text:span><text:span text:style-name="T1"> su un range definito di porte, identificando come "aperte" solo le risorse che restituiscono un valore di ritorno nullo.</text:span></text:p>
      <text:p text:style-name="P3"/>
      <text:p text:style-name="P4"><text:span text:style-name="T1">L'intero processo è ottimizzato mediante la gestione dei </text:span><text:span text:style-name="T2">timeout</text:span><text:span text:style-name="T1"> e del </text:span><text:span text:style-name="T5">e</text:span><text:span text:style-name="T1">secuzione automatizzata , permettendo al tecnico di mappare i servizi esposti e verificare in tempo reale l'efficacia delle policy di filtraggio del Firewall Perimetrale. </text:span></text:p>
      <text:p text:style-name="P5"/>
      <text:p text:style-name="P1">HTTP SCANNER</text:p>
      <text:p text:style-name="P1"/>
      <text:p text:style-name="P6"><text:span text:style-name="T6">Lo script implementa un tool progettato per analizzare la configurazione dei server </text:span>HTTP<text:span text:style-name="T6">. Utilizzando la libreria </text:span><text:span text:style-name="Source_20_Text"><text:span text:style-name="T1">http.client</text:span></text:span><text:span text:style-name="T6">, il software interroga un </text:span>URL<text:span text:style-name="T6"> specifico testando sequenzialmente diversi metodi HTTP (GET, POST, PUT, DELETE, OPTIONS, ecc.) per identificare quelli abilitati. </text:span></text:p>
      <text:p text:style-name="P7"/>
      <text:p text:style-name="P6"><text:span text:style-name="T6">Per ogni richiesta, lo script analizza la </text:span>HTTP Response<text:span text:style-name="T6">, estraendo codici di stato, intestazioni (</text:span><text:span text:style-name="T7">headers</text:span><text:span text:style-name="T6">) come "Allow" e "Location", e un'anteprima del corpo della risposta. Attraverso un'interfaccia grafica, l'utente può configurare il target e generare automaticamente un </text:span>report tecnico<text:span text:style-name="T6"> (.txt). </text:span></text:p>
      <text:p text:style-name="P7"/>
      <text:p text:style-name="P7">Questo processo permette di rilevare vulnerabilità di configurazione, come metodi pericolosi (es. PUT o DELETE) lasciati inavvertitamente esposti, facilitando il controllo delle policy di sicurezza del server web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1:06:51.443046500</meta:creation-date>
    <dc:date>2025-12-18T11:57:35.284138100</dc:date>
    <meta:editing-duration>PT7M17S</meta:editing-duration>
    <meta:editing-cycles>1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8" meta:word-count="237" meta:character-count="1715" meta:non-whitespace-character-count="1482"/>
  </office:meta>
</office:document-meta>
</file>